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b252f"/>
    </style:style>
    <style:style style:name="T1" style:family="text">
      <style:text-properties officeooo:rsid="0007a88e"/>
    </style:style>
    <style:style style:name="T2" style:family="text">
      <style:text-properties fo:font-style="italic" officeooo:rsid="0007a88e" style:font-style-asian="italic" style:font-style-complex="italic"/>
    </style:style>
    <style:style style:name="T3" style:family="text">
      <style:text-properties officeooo:rsid="00084673"/>
    </style:style>
    <style:style style:name="T4" style:family="text">
      <style:text-properties officeooo:rsid="000b3c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References</text:span></text:p>
      <text:list xml:id="list1385087776" text:style-name="L1">
        <text:list-item>
          <text:p text:style-name="P2"><text:span text:style-name="T1">Amir LH, Cwikel J. “Why do women stop breastfeeding? A closer look at ‘not enough milk’ among Israeli women in the Negev Region,” </text:span><text:span text:style-name="T2">Breastfeed Rev.</text:span><text:span text:style-name="T1"> 2005 Nov;13(3):7-13</text:span></text:p>
        </text:list-item>
        <text:list-item>
          <text:p text:style-name="P1"><text:span text:style-name="T1">Amir LH. “Breastfeeding—managing ‘supply’ difficulties,” </text:span><text:span text:style-name="T2">Aust Fam Physician.</text:span><text:span text:style-name="T1"> 2006 Sep;35(9):686-9.</text:span></text:p>
        </text:list-item>
        <text:list-item>
          <text:p text:style-name="P1"><text:span text:style-name="T1">Chen BA, Reeves MF, Creinin MD, Schwarz EB. “Postplacental or delayed levonorgestrel intrauterine device insertion and breast-feeding duration,” </text:span><text:span text:style-name="T2">Contraception.</text:span><text:span text:style-name="T1"> 2011 Nov;84(5):499-504. Epub 2011 Apr 16.</text:span></text:p>
        </text:list-item>
        <text:list-item>
          <text:p text:style-name="P1"><text:span text:style-name="T1">Collaborative Group on Hormonal Factors in Breast Cancer. “Breast cancer and breastfeeding: collaborative reanalysis of individual data from 47 epidemiological studies in 30 countries, including 50302 women with breast cancer and 96973 women without the disease,” </text:span><text:span text:style-name="T2">Lancet.</text:span><text:span text:style-name="T1"> 2002 Jul 20;360(9328):187-95.</text:span></text:p>
        </text:list-item>
        <text:list-item>
          <text:p text:style-name="P1"><text:span text:style-name="T1">Haimov‐Kochman R, Amsalem H, Adoni A, Lavy Y, Spitz IM. “Management of a perforated levonorgestrel‐medicated intrauterine device—a pharmacokinetic study: Case report,” </text:span><text:span text:style-name="T2">Hum. Reprod.</text:span><text:span text:style-name="T1"> (2003) 18 (6):1231-1233.</text:span></text:p>
        </text:list-item>
        <text:list-item>
          <text:p text:style-name="P1"><text:span text:style-name="T1">Ip S, Chung M, Raman G, Chew P, Magula N, DeVine D, Trikalinos T, Lau J. “Breastfeeding and maternal and infant health outcomes in developed countries,” </text:span><text:span text:style-name="T2">Evid Rep Technol Assess (Full Rep).</text:span><text:span text:style-name="T1"> 2007 Apr;(153):1-186.</text:span></text:p>
        </text:list-item>
        <text:list-item>
          <text:p text:style-name="P1"><text:span text:style-name="T1">Ram, KT, Bobby P, Hailpern SM, Lo JC, Schocken M, Skurnick J, Santoro N. “Duration of Lactation is Associated with Lower Prevalence of the Metabolic Syndrome in Midlife—SWAN, the Study of Women’s Health Across the Nation,” </text:span><text:span text:style-name="T2">Am J Obstet Gynecol.</text:span><text:span text:style-name="T1"> 2008 March ; 198(3): 268.e1–268.e6.</text:span></text:p>
        </text:list-item>
        <text:list-item>
          <text:p text:style-name="P1"><text:span text:style-name="T1">Schwartz K, D’arcy HJS, Gillespie B, Bobo J, Longeway M, Foxman B. “Factors associated with weaning in the first 3 months postpartum,” </text:span><text:span text:style-name="T2">The Journal of Family Practice</text:span><text:span text:style-name="T1"> May 2002 · Vol. 51, No. 5</text:span></text:p>
        </text:list-item>
        <text:list-item>
          <text:p text:style-name="P1"><text:span text:style-name="T1">Shaamash AH, Sayed GH, Hussien MM, Shaaban MM. “A comparative study of the levonorgestrel-releasing intrauterine system Mirena versus the Copper T380A intrauterine device during lactation: breast-feeding performance, infant growth and infant development,” </text:span><text:span text:style-name="T2">Contraception.</text:span><text:span text:style-name="T1"> 2005 Nov;72(5):346-51. Epub 2005 Jul 6.</text:span></text:p>
        </text:list-item>
        <text:list-item>
          <text:p text:style-name="P1"><text:span text:style-name="T1">Shani M, Shinwell E. “Breastfeeding characteristics and reasons to stop breastfeeding,” </text:span><text:span text:style-name="T2">Harefuah.</text:span><text:span text:style-name="T1"> 2003 Jun;142(6):426-8, 486. </text:span><text:span text:style-name="T3">(Article in Hebrew.)</text:span></text:p>
        </text:list-item>
        <text:list-item>
          <text:p text:style-name="P1"><text:span text:style-name="T1">Shikary ZK, Betrabet SS, Toddywala WS, Patel DM, Datey S, Saxena BN. “Pharmacodynamic effects of levonorgestrel (LNG) administered either orally or subdermally to early postpartum lactating mothers on the urinary levels of follicle stimulating hormone (FSH), luteinizing hormone (LH) and testosterone (T) in their breast-fed male infants,” </text:span><text:span text:style-name="T2">Contraception.</text:span><text:span text:style-name="T1"> 1986 Oct;34(4):403-12.</text:span></text:p>
        </text:list-item>
        <text:list-item>
          <text:p text:style-name="P1"><text:span text:style-name="T1">Stuebe, A. “The Risks of Not Breastfeeding for Mothers and Infants,” </text:span><text:span text:style-name="T2">Rev Obstet Gynecol.</text:span><text:span text:style-name="T1"> 2009 Fall; 2(4): 222–231.</text:span></text:p>
        </text:list-item>
        <text:list-item>
          <text:p text:style-name="P1"><text:span text:style-name="T1">Tankeyoon M, Dusitsin N, Chalapati S, Koetsawang S, Saibiang S, Sas M, Gellen JJ, Ayeni O, Gray R, Pinol A, et al. “Effects of hormonal contraceptives on milk volume and infant growth. WHO Special Programme of Research, Development and Research Training in Human Reproduction Task force on oral contraceptives,” </text:span><text:span text:style-name="T2">Contraception.</text:span><text:span text:style-name="T1"> 1984 Dec;30(6):505-22.</text:span></text:p>
        </text:list-item>
        <text:list-item>
          <text:p text:style-name="P1"><text:soft-page-break/><text:span text:style-name="T1">Truitt ST, Fraser AB, Grimes DA, Gallo MF, Schulz KF. “Combined hormonal versus nonhormonal versus progestin-only contraception in lactation,” </text:span><text:span text:style-name="T2">Cochrane Database Syst Rev.</text:span><text:span text:style-name="T1"> 2003;(2):CD00398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meta:initial-creator>
    <meta:creation-date>2013-02-06T17:40:33</meta:creation-date>
    <dc:date>2013-02-06T17:54:38</dc:date>
    <dc:creator>Tim </dc:creator>
    <meta:editing-duration>PT8M4S</meta:editing-duration>
    <meta:editing-cycles>5</meta:editing-cycles>
    <meta:generator>LibreOffice/3.6$Linux_X86_64 LibreOffice_project/360m1$Build-2</meta:generator>
    <meta:document-statistic meta:table-count="0" meta:image-count="0" meta:object-count="0" meta:page-count="2" meta:paragraph-count="15" meta:word-count="458" meta:character-count="3192" meta:non-whitespace-character-count="2750"/>
  </office:meta>
</office:document-meta>
</file>